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4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Label</text:p>
          </table:table-cell>
          <table:table-cell office:value-type="string">
            <text:p>Type de message</text:p>
          </table:table-cell>
          <table:table-cell office:value-type="string">
            <text:p>Valeur transmise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Position angulaire</text:p>
          </table:table-cell>
          <table:table-cell office:value-type="string">
            <text:p>float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Vitesse angulaire</text:p>
          </table:table-cell>
          <table:table-cell office:value-type="string">
            <text:p>float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Niveau de batterie (en %)</text:p>
          </table:table-cell>
          <table:table-cell office:value-type="string">
            <text:p>float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Vitesse linéaire</text:p>
          </table:table-cell>
          <table:table-cell office:value-type="string">
            <text:p>floa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Status</text:p>
          </table:table-cell>
          <table:table-cell office:value-type="string">
            <text:p>Octet 0 : code de status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string">
            <text:p>Couple</text:p>
          </table:table-cell>
          <table:table-cell office:value-type="string">
            <text:p>float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/06/2017</text:date>, <text:time>11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0:33:16.09</meta:creation-date>
    <dc:date>2017-06-30T11:45:40.60</dc:date>
    <meta:editing-duration>PT56M15S</meta:editing-duration>
    <meta:editing-cycles>2</meta:editing-cycles>
    <meta:generator>OpenOffice.org/3.4.1$Win32 OpenOffice.org_project/341m1$Build-9593</meta:generator>
    <meta:document-statistic meta:table-count="3" meta:cell-count="21" meta:object-count="0"/>
  </office:meta>
</office:document-meta>
</file>